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53817710067371850" text:style-name="Outline">
        <text:list-item>
          <text:h text:style-name="P3" text:outline-level="1">Sqflit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2-3-2019</text:p>
      <text:p text:style-name="Standard"/>
      <text:p text:style-name="P1">Programa:</text:p>
      <text:p text:style-name="P1"/>
      <text:p text:style-name="P1">Fuente:<text:tab/><text:a xlink:type="simple" xlink:href="https://applandeo.com/blog/sqflite-flutter-database/" text:style-name="Internet_20_link" text:visited-style-name="Visited_20_Internet_20_Link">choreza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2T09:03:03</meta:creation-date>
    <meta:editing-duration>PT1H58M28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6" meta:character-count="134"/>
    <dc:date>2019-03-12T11:29:55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